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111111*" fo:start-indent="0in" fo:end-indent="0.06944445in"/>
          <style:column style:rel-width="4.111111*" fo:start-indent="0.06944445in" fo:end-indent="0in"/>
          <style:column-sep style:width="1pt" style:color="#aa000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A a</text:p>
      </text:section>
      <text:section text:style-name="Sect_letData" text:name="Sect_letData">
        <text:p text:style-name="entry_letData"><text:span text:style-name="headword_.bzh_entry_letData">anon</text:span> <text:span text:style-name="pronunciation_.bzh-fonipa_pronunciations_entry_letData">a.ˈnon</text:span> <text:span text:style-name="xsensenumber_.en_sense_senses_entry_letData"><text:s text:c="2"/></text:span><text:span text:style-name="partofspeech_.en_grammaticalinfo_sense_senses_entry_letData"><text:span text:style-name="xsensenumber-before">►</text:span>noun(inal)</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pronunciation_.bzh-fonipa_pronunciations_entry_letData" style:family="text" style:parent-style-name="pronunciations_entry_letData">
      <style:text-properties xmlns:fo="urn:oasis:names:tc:opendocument:xmlns:xsl-fo-compatible:1.0" fo:language="none" fo:country="none"/>
    </style:style>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grammaticalinfo_sense_senses_entry_letData" style:family="paragraph" style:parent-style-name="sense_senses_entry_letData"/>
    <style:style xmlns:style="urn:oasis:names:tc:opendocument:xmlns:style:1.0" style:name="grammaticalinfo_sense_senses_entry_letData" style:family="text" style:parent-style-name="sense_senses_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5pt solid #aa0000" fo:text-align="center" fo:margin-top="18pt" fo:margin-right=".75in" fo:margin-bottom="18pt" fo:margin-left=".75in" fo:padding-bottom="9pt" fo:border-top="0.5pt solid #ffffff" fo:border-left="0.5pt solid #ffffff" fo:border-right="0.5pt solid #ffffff"/>
    </style:style>
    <style:style style:name="letData" style:family="paragraph" style:parent-style-name="none">
      <style:paragraph-properties fo:text-align="left"/>
    </style:style>
    <style:style style:name="letter_letHead" style:family="paragraph" style:parent-style-name="letHead">
      <style:paragraph-properties fo:text-align="center" fo:margin-top="18pt" fo:margin-bottom="18pt" style:writing-mode="lr-tb"/>
      <style:text-properties fo:font-weight="700" style:font-weight-complex="700" fo:font-size="24pt" style:font-size-complex="24pt" fo:font-family="Charis SIL" style:font-name-complex="Charis SIL"/>
    </style:style>
    <style:style xmlns:style="urn:oasis:names:tc:opendocument:xmlns:style:1.0" style:name="letter" style:family="paragraph" style:parent-style-name="none">
      <style:paragraph-properties xmlns:fo="urn:oasis:names:tc:opendocument:xmlns:xsl-fo-compatible:1.0" fo:text-align="center" fo:margin-top="18pt" fo:margin-bottom="18pt" style:writing-mode="lr-tb"/>
      <style:text-properties xmlns:fo="urn:oasis:names:tc:opendocument:xmlns:xsl-fo-compatible:1.0" fo:font-weight="700" style:font-weight-complex="700" fo:font-size="24pt" style:font-size-complex="24pt" fo:font-family="Charis SIL" style:font-name-complex="Charis SIL"/>
    </style:style>
    <style:style style:name="entry_letData" style:family="paragraph" style:parent-style-name="letData">
      <style:paragraph-properties fo:line-height="18pt" fo:text-indent="-12pt" fo:margin-left="12pt" fo:padding-left="9pt" fo:border-bottom="0.5pt solid #ffffff" fo:border-top="0.5pt solid #ffffff" fo:border-left="0.5pt solid #ffffff" fo:border-right="0.5pt solid #ffffff" fo:padding-bottom="2pt" fo:padding-top="1pt"/>
      <style:text-properties fo:font-family="Times New Roman" style:font-name-complex="Times New Roman" fo:font-size="12pt" style:font-size-complex="12pt" fo:color="#000000"/>
    </style:style>
    <style:style xmlns:style="urn:oasis:names:tc:opendocument:xmlns:style:1.0" style:name="entry" style:family="paragraph" style:parent-style-name="none">
      <style:paragraph-properties xmlns:fo="urn:oasis:names:tc:opendocument:xmlns:xsl-fo-compatible:1.0" fo:line-height="18pt" fo:text-indent="-12pt" fo:margin-left="12pt" fo:padding-left="9pt" fo:border-bottom="0.5pt solid #ffffff" fo:border-top="0.5pt solid #ffffff" fo:border-left="0.5pt solid #ffffff" fo:border-right="0.5pt solid #ffffff" fo:padding-bottom="2pt" fo:padding-top="1pt"/>
      <style:text-properties xmlns:fo="urn:oasis:names:tc:opendocument:xmlns:xsl-fo-compatible:1.0" fo:font-family="Times New Roman" style:font-name-complex="Times New Roman" fo:font-size="12pt" style:font-size-complex="12pt" fo:color="#000000"/>
    </style:style>
    <style:style style:name="xhomographnumber" style:family="paragraph" style:parent-style-name="none">
      <style:text-properties fo:font-weight="700" style:font-weight-complex="700" style:text-position="sub" fo:font-size="100%" style:font-size-complex="100%"/>
    </style:style>
    <style:style style:name="sense_senses_entry_letData" style:family="paragraph" style:parent-style-name="senses_entry_letData">
      <style:text-properties fo:font-weight="400" style:font-weight-complex="400"/>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style:style>
    <style:style xmlns:style="urn:oasis:names:tc:opendocument:xmlns:style:1.0" style:name="sense" style:family="paragraph" style:parent-style-name="none">
      <style:text-properties xmlns:fo="urn:oasis:names:tc:opendocument:xmlns:xsl-fo-compatible:1.0" fo:font-weight="400" style:font-weight-complex="400"/>
    </style:style>
    <style:style style:name="xsensenumber-before" style:family="text" style:parent-style-name="none">
      <style:text-properties fo:font-size="8pt" style:font-size-complex="8pt" fo:color="#ff0000"/>
    </style:style>
    <style:style xmlns:style="urn:oasis:names:tc:opendocument:xmlns:style:1.0" style:name="xsensenumber_.en_sense_senses_entry_letData" style:family="text" style:parent-style-name="sense_senses_entry_letData">
      <style:text-properties xmlns:fo="urn:oasis:names:tc:opendocument:xmlns:xsl-fo-compatible:1.0" fo:font-size="2pt" style:font-size-complex="2pt" fo:color="#0000ff" fo:language="en" fo:country="US"/>
    </style:style>
    <style:style xmlns:style="urn:oasis:names:tc:opendocument:xmlns:style:1.0" style:name="xsensenumber" style:family="paragraph" style:parent-style-name="none">
      <style:text-properties xmlns:fo="urn:oasis:names:tc:opendocument:xmlns:xsl-fo-compatible:1.0" fo:font-size="2pt" style:font-size-complex="2pt" fo:color="#0000ff"/>
    </style:style>
    <style:style xmlns:style="urn:oasis:names:tc:opendocument:xmlns:style:1.0" style:name="headword_.bzh_entry_letData" style:family="text" style:parent-style-name="entry_letData">
      <style:text-properties xmlns:fo="urn:oasis:names:tc:opendocument:xmlns:xsl-fo-compatible:1.0" fo:font-family="Charis SIL" style:font-name-complex="Charis SIL" fo:font-size="12pt" style:font-size-complex="12pt" fo:font-weight="700" style:font-weight-complex="700" fo:color="#000000" fo:language="none" fo:country="none"/>
    </style:style>
    <style:style xmlns:style="urn:oasis:names:tc:opendocument:xmlns:style:1.0" style:name="headword" style:family="paragraph" style:parent-style-name="none">
      <style:text-properties xmlns:fo="urn:oasis:names:tc:opendocument:xmlns:xsl-fo-compatible:1.0" fo:font-family="Charis SIL" style:font-name-complex="Charis SIL" fo:font-size="12pt" style:font-size-complex="12pt" fo:font-weight="700" style:font-weight-complex="700" fo:color="#000000"/>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aa0000"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style:style>
    <style:style style:name="PageHeaderFooter1" style:family="text">
      <style:text-properties/>
    </style:style>
    <style:style style:name="PageHeaderFooter2" style:family="text">
      <style:text-properties/>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style:style>
    <style:style style:name="PageHeaderFooter13" style:family="text">
      <style:text-properties/>
    </style:style>
    <style:style style:name="PageHeaderFooter14" style:family="text">
      <style:text-properties/>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style:style>
    <style:style style:name="PageHeaderFooter19" style:family="text">
      <style:text-properties/>
    </style:style>
    <style:style style:name="PageHeaderFooter20" style:family="text">
      <style:text-properties/>
    </style:style>
    <style:style style:name="PageHeaderFooter21" style:family="text">
      <style:text-properties/>
    </style:style>
    <style:style style:name="PageHeaderFooter22" style:family="text">
      <style:text-properties/>
    </style:style>
    <style:style style:name="PageHeaderFooter23" style:family="text">
      <style:text-properties/>
    </style:style>
    <style:page-layout style:name="pm1">
      <style:page-layout-properties>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right="0.7874in" fo:margin-bottom="0.7874in" fo:margin-left="0.7874in"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8.5in" fo:page-height="11in" style:num-format="1" style:print-orientation="portrait" fo:margin-top="0.7874in" fo:margin-right="0.7874in" fo:margin-bottom="0.7874in" fo:margin-left="0.7874in"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8.5in" fo:page-height="11in" style:num-format="1" style:print-orientation="portrait" fo:margin-top="0.7874in" fo:margin-right="0.7874in" fo:margin-bottom="0.7874in" fo:margin-left="0.7874in"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8.5in" fo:page-height="11in" style:num-format="1" style:print-orientation="portrait" fo:margin-top="0.7874in" fo:margin-right="0.7874in" fo:margin-bottom="0.7874in" fo:margin-left="0.7874in"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1-13T17:36:12</meta:creation-date>
    <dc:creator>sudyk</dc:creator>
    <dc:date>2011-01-13T17:36:12</dc:date>
    <meta:editing-cycles>1</meta:editing-cycles>
    <meta:editing-duration>PT2M27S</meta:editing-duration>
    <meta:AssemblyVersion Assembly-Version="OpenOfficeConvert 0.6.14.2280"/>
    <meta:Created-By Created-By="TestBed 0.6.14.2280"/>
    <meta:user-defined meta:name="Assembly-Version">OpenOfficeConvert 0.6.14.2280</meta:user-defined>
    <meta:user-defined meta:name="Created-By">TestBed 0.6.14.2280</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False"
Const OutputFormat = "odt"
Const FilePath = "E:\SIL_GOOGLE_SVN\pathway\Test\OpenOfficeConvert\TestFiles\input\VisibilityTest"
Const IsPreview = "False"
Const RunMacroFirstTime = "True"

'Changed On Dec-02-2010 for TD-1709(macro crashes with kyj export to Word &amp; PDF)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38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38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39,65,300,30, com.sun.star.awt.PosSize.POSSIZE ) 
  oContainer.addControl("progressbar",oProgressBar) 
  
  ' label 
  oLabel = CreateUnoService("com.sun.star.awt.UnoControlFixedText") 
  oLabelModel = CreateUnoService("com.sun.star.awt.UnoControlFixedTextModel") 
  oLabelModel.Label = "The Open Office window will be hidden while the headers are updated" + chr(13) + "because this reduces the time it takes to do the update." 
'  oLabelModel.Color = "red" '-1 
  oLabel.setModel(oLabelModel) 
  oLabel.setPosSize(23,20,38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rogressbar    
			ProgressValue=ProgressValue+1
			MyProgressBar(ProgressValue)
		'=========Progressbar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On Error GoTo MyError:
	ThisComponent.currentController.getViewCursor().jumpToPage(2)

oDoc = ThisComponent 
oVC = oDoc.CurrentController.getViewCursor 
oVC.gotoStart(false) 
Do

		'=========Progressbar    
			ProgressValue=ProgressValue+1
			MyProgressBar(ProgressValue)
		'=========Progressbar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